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606cm" fo:margin-left="-0.863cm" table:align="left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4.128cm"/>
    </style:style>
    <style:style style:name="Tabla1.D" style:family="table-column">
      <style:table-column-properties style:column-width="5.98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fo:font-size="26pt" style:font-size-asian="22.75pt" style:font-size-complex="2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3.1000003814697pt" style:font-size-complex="15pt"/>
    </style:style>
    <style:style style:name="P5" style:family="paragraph" style:parent-style-name="Standard">
      <style:paragraph-properties fo:text-align="end" style:justify-single-word="false"/>
      <style:text-properties fo:font-size="15pt" style:font-size-asian="13.1000003814697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2">Nombre de la compañía</text:p>
      <text:p text:style-name="P2"/>
      <text:p text:style-name="P4">Dirección<text:tab/><text:tab/><text:tab/><text:tab/><text:tab/><text:tab/><text:tab/><text:tab/><text:tab/>Fecha: 18/11/2022</text:p>
      <text:p text:style-name="P4">Cuidad. Código postal<text:tab/><text:tab/><text:tab/><text:tab/><text:tab/><text:tab/><text:tab/>Factura: 100</text:p>
      <text:p text:style-name="P4">Teléfono/Fax</text:p>
      <text:p text:style-name="P5"/>
      <text:p text:style-name="P5">Por: Descripción del proyecto o servicio</text:p>
      <text:p text:style-name="P4">Facturar a:<text:tab/></text:p>
      <text:p text:style-name="P4">Nombre</text:p>
      <text:p text:style-name="P4">Nombre de la compañía</text:p>
      <text:p text:style-name="P4">Dirección</text:p>
      <text:p text:style-name="P4">Cuidad. Código postal</text:p>
      <text:p text:style-name="P4">Teléfono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Descripción</text:p>
          </table:table-cell>
          <table:table-cell table:style-name="Tabla1.A1" office:value-type="string">
            <text:p text:style-name="P6">Horas</text:p>
          </table:table-cell>
          <table:table-cell table:style-name="Tabla1.A1" office:value-type="string">
            <text:p text:style-name="P6">Tasa</text:p>
          </table:table-cell>
          <table:table-cell table:style-name="Tabla1.A1" office:value-type="string">
            <text:p text:style-name="P6">Cantidad</text:p>
          </table:table-cell>
        </table:table-row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€</text:p>
          </table:table-cell>
        </table:table-row>
        <table:table-row>
          <table:table-cell table:style-name="Tabla1.A1" table:number-rows-spanned="5" table:number-columns-spanned="2" office:value-type="string">
            <text:p text:style-name="P7"/>
          </table:table-cell>
          <table:covered-table-cell/>
          <table:table-cell table:style-name="Tabla1.A1" office:value-type="string">
            <text:p text:style-name="P7">Subtotal</text:p>
          </table:table-cell>
          <table:table-cell table:style-name="Tabla1.A1" office:value-type="string">
            <text:p text:style-name="P7">€</text:p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7">tipo impositivo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7">impuestos sobre ventas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7">otros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7">total</text:p>
          </table:table-cell>
          <table:table-cell table:style-name="Tabla1.A1" office:value-type="string">
            <text:p text:style-name="P7">€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8:16:26.524573911</meta:creation-date>
    <dc:date>2022-11-18T08:33:37.910575066</dc:date>
    <meta:editing-duration>PT5M51S</meta:editing-duration>
    <meta:editing-cycles>1</meta:editing-cycles>
    <meta:generator>OpenOffice/4.1.13$Win32 OpenOffice.org_project/4113m1$Build-9810</meta:generator>
    <meta:document-statistic meta:table-count="1" meta:image-count="0" meta:object-count="0" meta:page-count="1" meta:paragraph-count="24" meta:word-count="47" meta:character-count="318"/>
  </office:meta>
</office:document-meta>
</file>